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draw:marker-start="" draw:marker-start-width="0.46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5.999cm" svg:height="15cm" svg:x="1.001cm" svg:y="1.5cm">
          <draw:image xlink:href="../1.bmp" xlink:type="simple" xlink:show="embed" xlink:actuate="onLoad">
            <text:p/>
          </draw:image>
        </draw:frame>
        <draw:frame draw:style-name="gr1" draw:text-style-name="P1" draw:layer="layout" svg:width="26.034cm" svg:height="23.706cm" svg:x="1cm" svg:y="17.294cm">
          <draw:image xlink:href="../3.bmp" xlink:type="simple" xlink:show="embed" xlink:actuate="onLoad">
            <text:p/>
          </draw:image>
        </draw:frame>
        <draw:frame draw:style-name="gr1" draw:text-style-name="P1" draw:layer="layout" svg:width="25.981cm" svg:height="16.006cm" svg:x="31.519cm" svg:y="25cm">
          <draw:image xlink:href="../4.bmp" xlink:type="simple" xlink:show="embed" xlink:actuate="onLoad">
            <text:p/>
          </draw:image>
        </draw:frame>
        <draw:line draw:style-name="gr2" draw:text-style-name="P1" draw:layer="layout" svg:x1="18cm" svg:y1="2.5cm" svg:x2="31.5cm" svg:y2="5cm">
          <text:p/>
        </draw:line>
        <draw:line draw:style-name="gr2" draw:text-style-name="P1" draw:layer="layout" svg:x1="6.5cm" svg:y1="18cm" svg:x2="31.5cm" svg:y2="28cm">
          <text:p/>
        </draw:line>
        <draw:frame draw:style-name="gr1" draw:text-style-name="P1" draw:layer="layout" svg:width="25.981cm" svg:height="22.092cm" svg:x="31.5cm" svg:y="1.408cm">
          <draw:image xlink:href="../2.bmp" xlink:type="simple" xlink:show="embed" xlink:actuate="onLoad">
            <text:p/>
          </draw:image>
        </draw:frame>
        <draw:line draw:style-name="gr2" draw:text-style-name="P1" draw:layer="layout" svg:x1="36.5cm" svg:y1="22cm" svg:x2="27cm" svg:y2="2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1cm" svg:stroke-color="#000000" draw:marker-start-width="0.45cm" draw:marker-start-center="false" draw:marker-end-width="0.45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2-08T15:10:04.51</meta:creation-date>
    <dc:date>2011-02-15T11:21:21.53</dc:date>
    <meta:editing-duration>PT00H13M26S</meta:editing-duration>
    <meta:editing-cycles>2</meta:editing-cycles>
    <meta:generator>OpenOffice.org/3.1$Win32 OpenOffice.org_project/310m11$Build-9399</meta:generator>
    <meta:document-statistic meta:object-count="7"/>
  </office:meta>
</office:document-meta>
</file>